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ferensdokument</text:p>
      <text:p text:style-name="Author">Markus Sköld</text:p>
      <text:p text:style-name="Date">2015-07-23</text:p>
      <text:h text:style-name="Heading_20_1" text:outline-level="1">Annan modell för titel</text:h>
      <text:h text:style-name="Heading_20_2" text:outline-level="2">Annan modell för författare</text:h>
      <text:p text:style-name="First_20_paragraph">Första paragrafen. Texten flyter på med korrekt radavstånd inom paragrafen, även i förhållande till andra paragrafer.</text:p>
      <text:p text:style-name="Text_20_body">Andra paragrafen.</text:p>
      <text:p text:style-name="Text_20_body">Tredje paragrafen.</text:p>
      <text:h text:style-name="Heading_20_4" text:outline-level="4">Ny scen</text:h>
      <text:p text:style-name="First_20_paragraph">Första paragraf. I ny scen.</text:p>
      <text:p text:style-name="Text_20_body">Andra paragrafen.</text:p>
      <text:h text:style-name="Heading_20_3" text:outline-level="3">Nytt kapitel</text:h>
      <text:p text:style-name="First_20_paragraph">Ny paragraf.</text:p>
      <text:p text:style-name="Text_20_body">Andra paragra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indent="0.3in" style:auto-text-indent="false"/>
      <style:text-properties fo:language="sv" fo:country="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15%" fo:language="sv" fo:country="S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3in" loext:contextual-spacing="false" fo:text-align="center" style:justify-single-word="false" style:page-number="auto"/>
      <style:text-properties style:font-name="Times New Roman2" fo:font-family="'Times New Roman'" style:font-style-name="Bold Italic" style:font-family-generic="roman" style:font-pitch="variable" fo:font-size="14pt" fo:language="sv" fo:country="S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3201in" loext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2in" loext:contextual-spacing="false" fo:line-height="150%" fo:text-align="center" style:justify-single-word="false"/>
      <style:text-properties style:font-name="Times New Roman2" fo:font-family="'Times New Roman'" style:font-style-name="Bold Italic" style:font-family-generic="roman" style:font-pitch="variable" fo:font-size="85%" fo:language="sv" fo:country="SE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 style:master-page-name="">
      <style:graphic-properties draw:fill-image-width="0in" draw:fill-image-height="0in"/>
      <style:paragraph-properties fo:margin-left="0in" fo:margin-right="0in" fo:margin-top="0in" fo:margin-bottom="0.3402in" loext:contextual-spacing="false" fo:text-align="center" style:justify-single-word="false" fo:text-indent="0in" style:auto-text-indent="false" style:page-number="auto" style:shadow="none">
        <style:tab-stops/>
      </style:paragraph-properties>
      <style:text-properties fo:font-size="8pt" fo:font-style="italic" style:text-rotation-angle="0" style:text-rotation-scale="line-height"/>
    </style:style>
    <style:style style:name="Author" style:family="paragraph" style:parent-style-name="Standard" style:next-style-name="Date" style:master-page-name="">
      <style:paragraph-properties fo:margin-top="0in" fo:margin-bottom="0.3in" loext:contextual-spacing="false" fo:text-align="center" style:justify-single-word="false" style:page-number="auto"/>
      <style:text-properties fo:font-size="14pt" fo:font-style="italic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line-height="150%"/>
      <style:text-properties fo:language="sv" fo:country="SE"/>
    </style:style>
    <style:style style:name="Title" style:family="paragraph" style:parent-style-name="Heading" style:next-style-name="Text_20_body" style:class="chapter" style:master-page-name="">
      <style:paragraph-properties fo:margin-top="0.4in" fo:margin-bottom="0.0799in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ferensdokument</dc:title>
    <dc:date>2015-07-23T16:12:30.940390000</dc:date>
    <meta:editing-duration>PT7M37S</meta:editing-duration>
    <meta:editing-cycles>1</meta:editing-cycles>
    <meta:document-statistic meta:table-count="0" meta:image-count="0" meta:object-count="0" meta:page-count="1" meta:paragraph-count="15" meta:word-count="48" meta:character-count="331" meta:non-whitespace-character-count="297"/>
    <meta:generator>LibreOffice/4.4.4.3$MacOSX_X86_64 LibreOffice_project/2c39ebcf046445232b798108aa8a7e7d89552ea8</meta:generator>
  </office:meta>
</office:document-meta>
</file>